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Standard">
      <style:paragraph-properties fo:break-before="auto" fo:line-height="115%" fo:margin-top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P15" style:family="paragraph" style:parent-style-name="Standard">
      <style:paragraph-properties fo:break-before="auto" fo:line-height="115%" fo:margin-top="0cm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P29" style:family="paragraph" style:parent-style-name="Standard">
      <style:paragraph-properties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fo:margin-top="0cm" style:writing-mode="lr-tb"/>
    </style:style>
    <style:style style:name="T31_1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P34" style:family="paragraph" style:parent-style-name="Standard">
      <style:paragraph-properties fo:break-before="auto" fo:line-height="115%" fo:margin-top="0cm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P35" style:family="paragraph" style:parent-style-name="Standard">
      <style:paragraph-properties fo:break-before="auto" fo:line-height="115%" fo:margin-top="0cm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P36" style:family="paragraph" style:parent-style-name="Standard">
      <style:paragraph-properties fo:break-before="auto" fo:line-height="115%" fo:margin-top="0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P46" style:family="paragraph" style:parent-style-name="Standard">
      <style:paragraph-properties fo:break-before="auto" fo:line-height="115%" fo:margin-top="0cm" style:writing-mode="lr-tb"/>
    </style:style>
    <style:style style:name="T46_1" style:family="text"/>
    <style:style style:name="T46_2" style:family="text"/>
    <style:style style:name="T46_3" style:family="text"/>
    <style:style style:name="P47" style:family="paragraph" style:parent-style-name="Standard">
      <style:paragraph-properties fo:break-before="auto" fo:line-height="115%" fo:margin-top="0cm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P52" style:family="paragraph" style:parent-style-name="Standard">
      <style:paragraph-properties fo:break-before="auto" fo:line-height="115%" fo:margin-top="0cm" fo:margin-bottom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</office:automatic-styles>
  <office:body>
    <office:text>
      <text:p text:style-name="P1"><text:span text:style-name="T1_1">For</text:span><text:span text:style-name="T1_2"><text:s/></text:span><text:span text:style-name="T1_3">mentorship</text:span><text:span text:style-name="T1_4"><text:s/>2016<text:s/></text:span><text:span text:style-name="T1_5">project</text:span><text:span text:style-name="T1_6">.</text:span></text:p>
      <text:p text:style-name="P2"/>
      <text:p text:style-name="P3"/>
      <text:p text:style-name="P4"><text:span text:style-name="T4_1">Questions</text:span><text:span text:style-name="T4_2"><text:s/></text:span><text:span text:style-name="T4_3">that</text:span><text:span text:style-name="T4_4"><text:s/></text:span><text:span text:style-name="T4_5">you</text:span><text:span text:style-name="T4_6"><text:s/></text:span><text:span text:style-name="T4_7">need</text:span><text:span text:style-name="T4_8"><text:s/></text:span><text:span text:style-name="T4_9">to</text:span><text:span text:style-name="T4_10"><text:s/></text:span><text:span text:style-name="T4_11">answer</text:span><text:span text:style-name="T4_12">.<text:s/></text:span><text:span text:style-name="T4_13">Things</text:span><text:span text:style-name="T4_14"><text:s/></text:span><text:span text:style-name="T4_15">you</text:span><text:span text:style-name="T4_16"><text:s/></text:span><text:span text:style-name="T4_17">need</text:span><text:span text:style-name="T4_18"><text:s/></text:span><text:span text:style-name="T4_19">to</text:span><text:span text:style-name="T4_20"><text:s/></text:span><text:span text:style-name="T4_21">do</text:span><text:span text:style-name="T4_22">.<text:s/></text:span><text:span text:style-name="T4_23">Create</text:span><text:span text:style-name="T4_24"><text:s/></text:span><text:span text:style-name="T4_25">a</text:span><text:span text:style-name="T4_26"><text:s/></text:span><text:span text:style-name="T4_27">document</text:span><text:span text:style-name="T4_28">.<text:s/></text:span><text:span text:style-name="T4_29">Share</text:span><text:span text:style-name="T4_30"><text:s/></text:span><text:span text:style-name="T4_31">it</text:span><text:span text:style-name="T4_32"><text:s/></text:span><text:span text:style-name="T4_33">with</text:span><text:span text:style-name="T4_34"><text:s/></text:span><text:span text:style-name="T4_35">me</text:span><text:span text:style-name="T4_36">.<text:s/></text:span><text:span text:style-name="T4_37">The</text:span><text:span text:style-name="T4_38"><text:s/></text:span><text:span text:style-name="T4_39">goal</text:span><text:span text:style-name="T4_40"><text:s/></text:span><text:span text:style-name="T4_41">of</text:span><text:span text:style-name="T4_42"><text:s/></text:span><text:span text:style-name="T4_43">this</text:span><text:span text:style-name="T4_44"><text:s/></text:span><text:span text:style-name="T4_45">document</text:span><text:span text:style-name="T4_46"><text:s/></text:span><text:span text:style-name="T4_47">and</text:span><text:span text:style-name="T4_48"><text:s/></text:span><text:span text:style-name="T4_49">exercise</text:span><text:span text:style-name="T4_50"><text:s/></text:span><text:span text:style-name="T4_51">is</text:span><text:span text:style-name="T4_52"><text:s/></text:span><text:span text:style-name="T4_53">to</text:span><text:span text:style-name="T4_54"><text:s/></text:span><text:span text:style-name="T4_55">check</text:span><text:span text:style-name="T4_56"><text:s/></text:span><text:span text:style-name="T4_57">your</text:span><text:span text:style-name="T4_58"><text:s/></text:span><text:span text:style-name="T4_59">communication</text:span><text:span text:style-name="T4_60"><text:s/></text:span><text:span text:style-name="T4_61">and</text:span><text:span text:style-name="T4_62"><text:s/></text:span><text:span text:style-name="T4_63">social</text:span><text:span text:style-name="T4_64"><text:s/></text:span><text:span text:style-name="T4_65">skills</text:span><text:span text:style-name="T4_66">.<text:s/></text:span><text:span text:style-name="T4_67">Get</text:span><text:span text:style-name="T4_68"><text:s/></text:span><text:span text:style-name="T4_69">on</text:span><text:span text:style-name="T4_70"><text:s/></text:span><text:span text:style-name="T4_71">it</text:span><text:span text:style-name="T4_72">.</text:span></text:p>
      <text:p text:style-name="P5"/>
      <text:list text:style-name="LS1" xml:id="list0">
        <text:list-item>
          <text:p text:style-name="P6"><text:span text:style-name="T6_1">About</text:span><text:span text:style-name="T6_2"><text:s/></text:span><text:span text:style-name="T6_3">yourself</text:span><text:span text:style-name="T6_4">.<text:s/></text:span></text:p>
          <text:list>
            <text:list-item>
              <text:p text:style-name="P7"><text:span text:style-name="T7_1">Where</text:span><text:span text:style-name="T7_2"><text:s/></text:span><text:span text:style-name="T7_3">are</text:span><text:span text:style-name="T7_4"><text:s/></text:span><text:span text:style-name="T7_5">you</text:span><text:span text:style-name="T7_6"><text:s/></text:span><text:span text:style-name="T7_7">from</text:span><text:span text:style-name="T7_8">?<text:s/></text:span><text:span text:style-name="T7_9">Country</text:span><text:span text:style-name="T7_10">,<text:s/></text:span><text:span text:style-name="T7_11">state</text:span><text:span text:style-name="T7_12">,<text:s/></text:span><text:span text:style-name="T7_13">city</text:span><text:span text:style-name="T7_14">?</text:span></text:p>
            </text:list-item>
            <text:list-item>
              <text:p text:style-name="P8"><text:span text:style-name="T8_1">What</text:span><text:span text:style-name="T8_2"><text:s/></text:span><text:span text:style-name="T8_3">do</text:span><text:span text:style-name="T8_4"><text:s/></text:span><text:span text:style-name="T8_5">you</text:span><text:span text:style-name="T8_6"><text:s/></text:span><text:span text:style-name="T8_7">do</text:span><text:span text:style-name="T8_8">?</text:span></text:p>
            </text:list-item>
            <text:list-item>
              <text:p text:style-name="P9"><text:span text:style-name="T9_1">What</text:span><text:span text:style-name="T9_2"><text:s/></text:span><text:span text:style-name="T9_3">does</text:span><text:span text:style-name="T9_4"><text:s/></text:span><text:span text:style-name="T9_5">your</text:span><text:span text:style-name="T9_6"><text:s/></text:span><text:span text:style-name="T9_7">family</text:span><text:span text:style-name="T9_8"><text:s/></text:span><text:span text:style-name="T9_9">do</text:span><text:span text:style-name="T9_10">?</text:span></text:p>
            </text:list-item>
            <text:list-item>
              <text:p text:style-name="P10"><text:span text:style-name="T10_1">What</text:span><text:span text:style-name="T10_2"><text:s/></text:span><text:span text:style-name="T10_3">is</text:span><text:span text:style-name="T10_4"><text:s/></text:span><text:span text:style-name="T10_5">your</text:span><text:span text:style-name="T10_6"><text:s/></text:span><text:span text:style-name="T10_7">experience</text:span><text:span text:style-name="T10_8"><text:s/></text:span><text:span text:style-name="T10_9">about</text:span><text:span text:style-name="T10_10"><text:s/></text:span><text:span text:style-name="T10_11">life</text:span><text:span text:style-name="T10_12"><text:s/></text:span><text:span text:style-name="T10_13">till</text:span><text:span text:style-name="T10_14"><text:s/></text:span><text:span text:style-name="T10_15">now</text:span><text:span text:style-name="T10_16">?</text:span></text:p>
            </text:list-item>
            <text:list-item>
              <text:p text:style-name="P11"><text:span text:style-name="T11_1">What</text:span><text:span text:style-name="T11_2"><text:s/></text:span><text:span text:style-name="T11_3">you</text:span><text:span text:style-name="T11_4"><text:s/></text:span><text:span text:style-name="T11_5">want</text:span><text:span text:style-name="T11_6"><text:s/></text:span><text:span text:style-name="T11_7">to</text:span><text:span text:style-name="T11_8"><text:s/></text:span><text:span text:style-name="T11_9">do</text:span><text:span text:style-name="T11_10"><text:s/></text:span><text:span text:style-name="T11_11">with</text:span><text:span text:style-name="T11_12"><text:s/></text:span><text:span text:style-name="T11_13">your</text:span><text:span text:style-name="T11_14"><text:s/></text:span><text:span text:style-name="T11_15">life</text:span><text:span text:style-name="T11_16"><text:s/></text:span><text:span text:style-name="T11_17">and</text:span><text:span text:style-name="T11_18"><text:s/></text:span><text:span text:style-name="T11_19">those</text:span><text:span text:style-name="T11_20"><text:s/></text:span><text:span text:style-name="T11_21">that</text:span><text:span text:style-name="T11_22"><text:s/></text:span><text:span text:style-name="T11_23">are</text:span><text:span text:style-name="T11_24"><text:s/></text:span><text:span text:style-name="T11_25">around</text:span><text:span text:style-name="T11_26"><text:s/></text:span><text:span text:style-name="T11_27">you</text:span><text:span text:style-name="T11_28">?</text:span></text:p>
            </text:list-item>
          </text:list>
        </text:list-item>
        <text:list-item>
          <text:p text:style-name="P12"><text:span text:style-name="T12_1">Your</text:span><text:span text:style-name="T12_2"><text:s/></text:span><text:span text:style-name="T12_3">online</text:span><text:span text:style-name="T12_4"><text:s/></text:span><text:span text:style-name="T12_5">footprint</text:span><text:span text:style-name="T12_6">.</text:span></text:p>
          <text:list>
            <text:list-item>
              <text:p text:style-name="P13"><text:span text:style-name="T13_1">GitHub</text:span><text:span text:style-name="T13_2"><text:s/>-<text:s/></text:span><text:span text:style-name="T13_3">create</text:span><text:span text:style-name="T13_4"><text:s/></text:span><text:span text:style-name="T13_5">account</text:span><text:span text:style-name="T13_6"><text:s/></text:span><text:span text:style-name="T13_7">if</text:span><text:span text:style-name="T13_8"><text:s/></text:span><text:span text:style-name="T13_9">don</text:span><text:span text:style-name="T13_10">’</text:span><text:span text:style-name="T13_11">t</text:span><text:span text:style-name="T13_12"><text:s/></text:span><text:span text:style-name="T13_13">already</text:span><text:span text:style-name="T13_14"><text:s/></text:span><text:span text:style-name="T13_15">have</text:span><text:span text:style-name="T13_16"><text:s/></text:span><text:span text:style-name="T13_17">one</text:span><text:span text:style-name="T13_18">.</text:span></text:p>
            </text:list-item>
            <text:list-item>
              <text:p text:style-name="P14"><text:span text:style-name="T14_1">Skype</text:span><text:span text:style-name="T14_2"><text:s/>-<text:s/></text:span><text:span text:style-name="T14_3">create</text:span><text:span text:style-name="T14_4"><text:s/></text:span><text:span text:style-name="T14_5">account</text:span><text:span text:style-name="T14_6"><text:s/></text:span><text:span text:style-name="T14_7">if</text:span><text:span text:style-name="T14_8"><text:s/></text:span><text:span text:style-name="T14_9">don</text:span><text:span text:style-name="T14_10">’</text:span><text:span text:style-name="T14_11">t</text:span><text:span text:style-name="T14_12"><text:s/></text:span><text:span text:style-name="T14_13">already</text:span><text:span text:style-name="T14_14"><text:s/></text:span><text:span text:style-name="T14_15">have</text:span><text:span text:style-name="T14_16"><text:s/></text:span><text:span text:style-name="T14_17">one</text:span><text:span text:style-name="T14_18">.</text:span></text:p>
            </text:list-item>
            <text:list-item>
              <text:p text:style-name="P15"><text:span text:style-name="T15_1">FaceBook</text:span></text:p>
            </text:list-item>
            <text:list-item>
              <text:p text:style-name="P16"><text:span text:style-name="T16_1">Twitter</text:span><text:span text:style-name="T16_2"><text:s text:c="2"/>-<text:s/></text:span><text:span text:style-name="T16_3">create</text:span><text:span text:style-name="T16_4"><text:s/></text:span><text:span text:style-name="T16_5">account</text:span><text:span text:style-name="T16_6"><text:s/></text:span><text:span text:style-name="T16_7">if</text:span><text:span text:style-name="T16_8"><text:s/></text:span><text:span text:style-name="T16_9">don</text:span><text:span text:style-name="T16_10">’</text:span><text:span text:style-name="T16_11">t</text:span><text:span text:style-name="T16_12"><text:s/></text:span><text:span text:style-name="T16_13">already</text:span><text:span text:style-name="T16_14"><text:s/></text:span><text:span text:style-name="T16_15">have</text:span><text:span text:style-name="T16_16"><text:s/></text:span><text:span text:style-name="T16_17">one</text:span><text:span text:style-name="T16_18">.</text:span></text:p>
            </text:list-item>
            <text:list-item>
              <text:p text:style-name="P17"><text:span text:style-name="T17_1">LinkedIn</text:span><text:span text:style-name="T17_2"><text:s text:c="2"/>-<text:s/></text:span><text:span text:style-name="T17_3">create</text:span><text:span text:style-name="T17_4"><text:s/></text:span><text:span text:style-name="T17_5">account</text:span><text:span text:style-name="T17_6"><text:s/></text:span><text:span text:style-name="T17_7">if</text:span><text:span text:style-name="T17_8"><text:s/></text:span><text:span text:style-name="T17_9">don</text:span><text:span text:style-name="T17_10">’</text:span><text:span text:style-name="T17_11">t</text:span><text:span text:style-name="T17_12"><text:s/></text:span><text:span text:style-name="T17_13">already</text:span><text:span text:style-name="T17_14"><text:s/></text:span><text:span text:style-name="T17_15">have</text:span><text:span text:style-name="T17_16"><text:s/></text:span><text:span text:style-name="T17_17">one</text:span><text:span text:style-name="T17_18">.</text:span></text:p>
            </text:list-item>
            <text:list-item>
              <text:p text:style-name="P18"><text:span text:style-name="T18_1">SPOJ</text:span></text:p>
            </text:list-item>
            <text:list-item>
              <text:p text:style-name="P19"><text:span text:style-name="T19_1">JSFiddle</text:span><text:span text:style-name="T19_2"><text:s text:c="2"/>-<text:s/></text:span><text:span text:style-name="T19_3">create</text:span><text:span text:style-name="T19_4"><text:s/></text:span><text:span text:style-name="T19_5">account</text:span><text:span text:style-name="T19_6"><text:s/></text:span><text:span text:style-name="T19_7">if</text:span><text:span text:style-name="T19_8"><text:s/></text:span><text:span text:style-name="T19_9">don</text:span><text:span text:style-name="T19_10">’</text:span><text:span text:style-name="T19_11">t</text:span><text:span text:style-name="T19_12"><text:s/></text:span><text:span text:style-name="T19_13">already</text:span><text:span text:style-name="T19_14"><text:s/></text:span><text:span text:style-name="T19_15">have</text:span><text:span text:style-name="T19_16"><text:s/></text:span><text:span text:style-name="T19_17">one</text:span><text:span text:style-name="T19_18">.</text:span></text:p>
            </text:list-item>
            <text:list-item>
              <text:p text:style-name="P20"><text:span text:style-name="T20_1">HackerEarth</text:span></text:p>
            </text:list-item>
            <text:list-item>
              <text:p text:style-name="P21"><text:span text:style-name="T21_1">HackerRank</text:span></text:p>
            </text:list-item>
            <text:list-item>
              <text:p text:style-name="P22"><text:span text:style-name="T22_1">ProjectEuler</text:span></text:p>
            </text:list-item>
            <text:list-item>
              <text:p text:style-name="P23"><text:span text:style-name="T23_1">Personal</text:span><text:span text:style-name="T23_2"><text:s/></text:span><text:span text:style-name="T23_3">website</text:span></text:p>
            </text:list-item>
            <text:list-item>
              <text:p text:style-name="P24"><text:span text:style-name="T24_1">Blog</text:span><text:span text:style-name="T24_2"><text:s/>-<text:s/></text:span><text:span text:style-name="T24_3">create</text:span><text:span text:style-name="T24_4"><text:s/></text:span><text:span text:style-name="T24_5">account</text:span><text:span text:style-name="T24_6"><text:s/></text:span><text:span text:style-name="T24_7">if</text:span><text:span text:style-name="T24_8"><text:s/></text:span><text:span text:style-name="T24_9">don</text:span><text:span text:style-name="T24_10">’</text:span><text:span text:style-name="T24_11">t</text:span><text:span text:style-name="T24_12"><text:s/></text:span><text:span text:style-name="T24_13">already</text:span><text:span text:style-name="T24_14"><text:s/></text:span><text:span text:style-name="T24_15">have</text:span><text:span text:style-name="T24_16"><text:s/></text:span><text:span text:style-name="T24_17">one</text:span><text:span text:style-name="T24_18">.</text:span></text:p>
            </text:list-item>
            <text:list-item>
              <text:p text:style-name="P25"><text:span text:style-name="T25_1">Anything</text:span><text:span text:style-name="T25_2"><text:s/></text:span><text:span text:style-name="T25_3">else</text:span><text:span text:style-name="T25_4">?</text:span></text:p>
            </text:list-item>
          </text:list>
        </text:list-item>
        <text:list-item>
          <text:p text:style-name="P26"><text:span text:style-name="T26_1">What</text:span><text:span text:style-name="T26_2"><text:s/></text:span><text:span text:style-name="T26_3">is</text:span><text:span text:style-name="T26_4"><text:s/></text:span><text:span text:style-name="T26_5">your</text:span><text:span text:style-name="T26_6"><text:s/></text:span><text:span text:style-name="T26_7">experience</text:span><text:span text:style-name="T26_8"><text:s/></text:span><text:span text:style-name="T26_9">in</text:span><text:span text:style-name="T26_10"><text:s/></text:span><text:span text:style-name="T26_11">programming</text:span><text:span text:style-name="T26_12">?</text:span></text:p>
          <text:list>
            <text:list-item>
              <text:p text:style-name="P27"><text:span text:style-name="T27_1">What</text:span><text:span text:style-name="T27_2"><text:s/></text:span><text:span text:style-name="T27_3">languages</text:span><text:span text:style-name="T27_4"><text:s/></text:span><text:span text:style-name="T27_5">do</text:span><text:span text:style-name="T27_6"><text:s/></text:span><text:span text:style-name="T27_7">you</text:span><text:span text:style-name="T27_8"><text:s/></text:span><text:span text:style-name="T27_9">know</text:span><text:span text:style-name="T27_10">?</text:span></text:p>
            </text:list-item>
            <text:list-item>
              <text:p text:style-name="P28"><text:span text:style-name="T28_1">How</text:span><text:span text:style-name="T28_2"><text:s/></text:span><text:span text:style-name="T28_3">long</text:span><text:span text:style-name="T28_4"><text:s/></text:span><text:span text:style-name="T28_5">have</text:span><text:span text:style-name="T28_6"><text:s/></text:span><text:span text:style-name="T28_7">you</text:span><text:span text:style-name="T28_8"><text:s/></text:span><text:span text:style-name="T28_9">been</text:span><text:span text:style-name="T28_10"><text:s/></text:span><text:span text:style-name="T28_11">coding</text:span><text:span text:style-name="T28_12">?</text:span></text:p>
            </text:list-item>
            <text:list-item>
              <text:p text:style-name="P29"><text:span text:style-name="T29_1">What</text:span><text:span text:style-name="T29_2"><text:s/></text:span><text:span text:style-name="T29_3">sort</text:span><text:span text:style-name="T29_4"><text:s/></text:span><text:span text:style-name="T29_5">of</text:span><text:span text:style-name="T29_6"><text:s/></text:span><text:span text:style-name="T29_7">problems</text:span><text:span text:style-name="T29_8"><text:s/></text:span><text:span text:style-name="T29_9">you</text:span><text:span text:style-name="T29_10"><text:s/></text:span><text:span text:style-name="T29_11">like</text:span><text:span text:style-name="T29_12"><text:s/></text:span><text:span text:style-name="T29_13">to</text:span><text:span text:style-name="T29_14"><text:s/></text:span><text:span text:style-name="T29_15">solve</text:span><text:span text:style-name="T29_16">?</text:span></text:p>
            </text:list-item>
          </text:list>
        </text:list-item>
        <text:list-item>
          <text:p text:style-name="P30"><text:span text:style-name="T30_1">Setup</text:span><text:span text:style-name="T30_2"><text:s/></text:span><text:span text:style-name="T30_3">your</text:span><text:span text:style-name="T30_4"><text:s/></text:span><text:span text:style-name="T30_5">system</text:span></text:p>
          <text:list>
            <text:list-item>
              <text:p text:style-name="P31"><text:span text:style-name="T31_1">Offline</text:span></text:p>
              <text:list>
                <text:list-item>
                  <text:p text:style-name="P32"><text:span text:style-name="T32_1">Install</text:span><text:span text:style-name="T32_2"><text:s/></text:span><text:span text:style-name="T32_3">git</text:span></text:p>
                </text:list-item>
                <text:list-item>
                  <text:p text:style-name="P33"><text:span text:style-name="T33_1">Install</text:span><text:span text:style-name="T33_2"><text:s/></text:span><text:span text:style-name="T33_3">npm</text:span></text:p>
                </text:list-item>
                <text:list-item>
                  <text:p text:style-name="P34"><text:span text:style-name="T34_1">Install</text:span><text:span text:style-name="T34_2"><text:s/></text:span><text:span text:style-name="T34_3">Sublime</text:span><text:span text:style-name="T34_4"><text:s/></text:span><text:span text:style-name="T34_5">Text</text:span><text:span text:style-name="T34_6"><text:s/>3</text:span></text:p>
                </text:list-item>
                <text:list-item>
                  <text:p text:style-name="P35"><text:span text:style-name="T35_1">Install</text:span><text:span text:style-name="T35_2"><text:s/></text:span><text:span text:style-name="T35_3">a</text:span><text:span text:style-name="T35_4"><text:s/></text:span><text:span text:style-name="T35_5">time</text:span><text:span text:style-name="T35_6"><text:s/></text:span><text:span text:style-name="T35_7">tracker</text:span><text:span text:style-name="T35_8"><text:s/></text:span><text:span text:style-name="T35_9">application</text:span><text:span text:style-name="T35_10"><text:s/>-<text:s/></text:span><text:span text:style-name="T35_11">hamster</text:span><text:span text:style-name="T35_12"><text:s/></text:span><text:span text:style-name="T35_13">for</text:span><text:span text:style-name="T35_14"><text:s/></text:span><text:span text:style-name="T35_15">ubuntu</text:span></text:p>
                </text:list-item>
                <text:list-item>
                  <text:p text:style-name="P36"><text:span text:style-name="T36_1">Install</text:span><text:span text:style-name="T36_2"><text:s/></text:span><text:span text:style-name="T36_3">a</text:span><text:span text:style-name="T36_4"><text:s/></text:span><text:span text:style-name="T36_5">todo</text:span><text:span text:style-name="T36_6"><text:s/></text:span><text:span text:style-name="T36_7">application</text:span><text:span text:style-name="T36_8"><text:s/>-<text:s/></text:span><text:span text:style-name="T36_9">Google</text:span><text:span text:style-name="T36_10"><text:s/></text:span><text:span text:style-name="T36_11">Keep</text:span><text:span text:style-name="T36_12">,<text:s/></text:span><text:span text:style-name="T36_13">Getting</text:span><text:span text:style-name="T36_14"><text:s/></text:span><text:span text:style-name="T36_15">things</text:span><text:span text:style-name="T36_16"><text:s/></text:span><text:span text:style-name="T36_17">Gnome</text:span><text:span text:style-name="T36_18"><text:s/></text:span><text:span text:style-name="T36_19">etc</text:span><text:span text:style-name="T36_20">,</text:span></text:p>
                </text:list-item>
                <text:list-item>
                  <text:p text:style-name="P37"><text:span text:style-name="T37_1">Install</text:span><text:span text:style-name="T37_2"><text:s/></text:span><text:span text:style-name="T37_3">a</text:span><text:span text:style-name="T37_4"><text:s/></text:span><text:span text:style-name="T37_5">free</text:span><text:span text:style-name="T37_6"><text:s/></text:span><text:span text:style-name="T37_7">hand</text:span><text:span text:style-name="T37_8"><text:s/></text:span><text:span text:style-name="T37_9">note</text:span><text:span text:style-name="T37_10"><text:s/></text:span><text:span text:style-name="T37_11">taking</text:span><text:span text:style-name="T37_12"><text:s/></text:span><text:span text:style-name="T37_13">app</text:span><text:span text:style-name="T37_14"><text:s/>-<text:s/></text:span><text:span text:style-name="T37_15">Microsoft</text:span><text:span text:style-name="T37_16"><text:s/></text:span><text:span text:style-name="T37_17">OneNote</text:span><text:span text:style-name="T37_18">,<text:s/></text:span><text:span text:style-name="T37_19">Xournal</text:span><text:span text:style-name="T37_20"><text:s/></text:span><text:span text:style-name="T37_21">etc</text:span><text:span text:style-name="T37_22">.</text:span></text:p>
                </text:list-item>
                <text:list-item>
                  <text:p text:style-name="P38"><text:span text:style-name="T38_1">Install</text:span><text:span text:style-name="T38_2"><text:s/></text:span><text:span text:style-name="T38_3">FireFox</text:span><text:span text:style-name="T38_4"><text:s/></text:span><text:span text:style-name="T38_5">normal</text:span><text:span text:style-name="T38_6">,<text:s/></text:span><text:span text:style-name="T38_7">FireFox</text:span><text:span text:style-name="T38_8"><text:s/></text:span><text:span text:style-name="T38_9">for</text:span><text:span text:style-name="T38_10"><text:s/></text:span><text:span text:style-name="T38_11">developers</text:span><text:span text:style-name="T38_12">,<text:s/></text:span><text:span text:style-name="T38_13">Thunderbird</text:span><text:span text:style-name="T38_14">.</text:span></text:p>
                </text:list-item>
              </text:list>
            </text:list-item>
            <text:list-item>
              <text:p text:style-name="P39"><text:span text:style-name="T39_1">Online</text:span><text:span text:style-name="T39_2"><text:s/>-<text:s/></text:span><text:span text:style-name="T39_3">Get</text:span><text:span text:style-name="T39_4"><text:s/></text:span><text:span text:style-name="T39_5">accounts</text:span><text:span text:style-name="T39_6"><text:s/></text:span><text:span text:style-name="T39_7">on</text:span><text:span text:style-name="T39_8">:</text:span></text:p>
              <text:list>
                <text:list-item>
                  <text:p text:style-name="P40"><text:span text:style-name="T40_1">GitHub</text:span></text:p>
                </text:list-item>
                <text:list-item>
                  <text:p text:style-name="P41"><text:span text:style-name="T41_1">Skype</text:span></text:p>
                </text:list-item>
                <text:list-item>
                  <text:p text:style-name="P42"><text:span text:style-name="T42_1">Twitter</text:span></text:p>
                </text:list-item>
                <text:list-item>
                  <text:p text:style-name="P43"><text:span text:style-name="T43_1">LinkedIn</text:span></text:p>
                </text:list-item>
                <text:list-item>
                  <text:p text:style-name="P44"><text:span text:style-name="T44_1">JSFiddle</text:span></text:p>
                </text:list-item>
                <text:list-item>
                  <text:p text:style-name="P45"><text:span text:style-name="T45_1">Codepen</text:span><text:span text:style-name="T45_2">.</text:span><text:span text:style-name="T45_3">io</text:span></text:p>
                </text:list-item>
                <text:list-item>
                  <text:p text:style-name="P46"><text:span text:style-name="T46_1">StackOverFlow</text:span><text:span text:style-name="T46_2">.</text:span><text:span text:style-name="T46_3">com</text:span></text:p>
                </text:list-item>
                <text:list-item>
                  <text:p text:style-name="P47"><text:span text:style-name="T47_1">A</text:span><text:span text:style-name="T47_2"><text:s/></text:span><text:span text:style-name="T47_3">blog</text:span><text:span text:style-name="T47_4"><text:s/></text:span><text:span text:style-name="T47_5">on</text:span><text:span text:style-name="T47_6"><text:s/></text:span><text:span text:style-name="T47_7">wordpress</text:span><text:span text:style-name="T47_8"><text:s/></text:span><text:span text:style-name="T47_9">or</text:span><text:span text:style-name="T47_10"><text:s/></text:span><text:span text:style-name="T47_11">blogger</text:span><text:span text:style-name="T47_12">.</text:span></text:p>
                </text:list-item>
              </text:list>
            </text:list-item>
          </text:list>
        </text:list-item>
        <text:list-item>
          <text:p text:style-name="P48"><text:span text:style-name="T48_1">Preparation</text:span></text:p>
          <text:list>
            <text:list-item>
              <text:p text:style-name="P49"><text:span text:style-name="T49_1">Ditch</text:span><text:span text:style-name="T49_2"><text:s/></text:span><text:span text:style-name="T49_3">mouse</text:span><text:span text:style-name="T49_4"><text:s/></text:span><text:span text:style-name="T49_5">as</text:span><text:span text:style-name="T49_6"><text:s/></text:span><text:span text:style-name="T49_7">much</text:span><text:span text:style-name="T49_8"><text:s/></text:span><text:span text:style-name="T49_9">as</text:span><text:span text:style-name="T49_10"><text:s/></text:span><text:span text:style-name="T49_11">possible</text:span><text:span text:style-name="T49_12">.<text:s/></text:span><text:span text:style-name="T49_13">Learn</text:span><text:span text:style-name="T49_14"><text:s/></text:span><text:span text:style-name="T49_15">to</text:span><text:span text:style-name="T49_16"><text:s/></text:span><text:span text:style-name="T49_17">use</text:span><text:span text:style-name="T49_18"><text:s/></text:span><text:span text:style-name="T49_19">keyboard</text:span><text:span text:style-name="T49_20"><text:s/></text:span><text:span text:style-name="T49_21">shortcuts</text:span><text:span text:style-name="T49_22">.</text:span></text:p>
            </text:list-item>
            <text:list-item>
              <text:p text:style-name="P50"><text:span text:style-name="T50_1">Start</text:span><text:span text:style-name="T50_2"><text:s/></text:span><text:span text:style-name="T50_3">bookmarking</text:span><text:span text:style-name="T50_4"><text:s/></text:span><text:span text:style-name="T50_5">sites</text:span><text:span text:style-name="T50_6"><text:s/></text:span><text:span text:style-name="T50_7">that</text:span><text:span text:style-name="T50_8"><text:s/></text:span><text:span text:style-name="T50_9">make</text:span><text:span text:style-name="T50_10"><text:s/></text:span><text:span text:style-name="T50_11">interests</text:span><text:span text:style-name="T50_12"><text:s/></text:span><text:span text:style-name="T50_13">you</text:span><text:span text:style-name="T50_14">.</text:span></text:p>
            </text:list-item>
            <text:list-item>
              <text:p text:style-name="P51"><text:span text:style-name="T51_1">Be</text:span><text:span text:style-name="T51_2"><text:s/></text:span><text:span text:style-name="T51_3">open</text:span><text:span text:style-name="T51_4"><text:s/></text:span><text:span text:style-name="T51_5">to</text:span><text:span text:style-name="T51_6"><text:s/></text:span><text:span text:style-name="T51_7">not</text:span><text:span text:style-name="T51_8"><text:s/></text:span><text:span text:style-name="T51_9">knowing</text:span><text:span text:style-name="T51_10"><text:s/></text:span><text:span text:style-name="T51_11">something</text:span><text:span text:style-name="T51_12"><text:s/></text:span><text:span text:style-name="T51_13">and</text:span><text:span text:style-name="T51_14"><text:s/></text:span><text:span text:style-name="T51_15">then</text:span><text:span text:style-name="T51_16"><text:s/></text:span><text:span text:style-name="T51_17">learning</text:span><text:span text:style-name="T51_18"><text:s/></text:span><text:span text:style-name="T51_19">it</text:span><text:span text:style-name="T51_20">.</text:span></text:p>
            </text:list-item>
            <text:list-item>
              <text:p text:style-name="P52"><text:span text:style-name="T52_1">Treat</text:span><text:span text:style-name="T52_2"><text:s/></text:span><text:span text:style-name="T52_3">others</text:span><text:span text:style-name="T52_4"><text:s/></text:span><text:span text:style-name="T52_5">the</text:span><text:span text:style-name="T52_6"><text:s/></text:span><text:span text:style-name="T52_7">way</text:span><text:span text:style-name="T52_8"><text:s/></text:span><text:span text:style-name="T52_9">you</text:span><text:span text:style-name="T52_10">’</text:span><text:span text:style-name="T52_11">d</text:span><text:span text:style-name="T52_12"><text:s/></text:span><text:span text:style-name="T52_13">like</text:span><text:span text:style-name="T52_14"><text:s/></text:span><text:span text:style-name="T52_15">them</text:span><text:span text:style-name="T52_16"><text:s/></text:span><text:span text:style-name="T52_17">to</text:span><text:span text:style-name="T52_18"><text:s/></text:span><text:span text:style-name="T52_19">treat</text:span><text:span text:style-name="T52_20"><text:s/></text:span><text:span text:style-name="T52_21">you</text:span><text:span text:style-name="T52_22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